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Verdana" fo:font-size="10pt" officeooo:rsid="000f1078" officeooo:paragraph-rsid="000f1078"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yecto Final: Gómez María Cecilia</text:p>
      <text:p text:style-name="P1">Desarrollo de Api Rest para el tambo “Las Lecheritas”</text:p>
      <text:p text:style-name="P1"/>
      <text:p text:style-name="P1">La aplicación tiene como usuarios empleados de tambos. Está realizada por medio de pestañas (tabs), Una de las pestañas es para el login del usuario. Otra está destinada al ingreso de los datos por parte de los mismos. La última pestaña presenta gráficos sobre las entradas contenidas en el servidor para poder observar la evolución de la producción y puede elegirse visualizar los litros totales diarios o individualizado por cada ordeñe.</text:p>
      <text:p text:style-name="P1"/>
      <text:p text:style-name="P1">https://github.com/mcg31/TP_Final_DAP.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4T23:43:39.594187431</meta:creation-date>
    <dc:date>2020-10-14T23:53:11.971954208</dc:date>
    <meta:editing-duration>PT10M23S</meta:editing-duration>
    <meta:editing-cycles>2</meta:editing-cycles>
    <meta:generator>LibreOffice/6.0.7.3$Linux_X86_64 LibreOffice_project/00m0$Build-3</meta:generator>
    <meta:print-date>2020-10-14T23:53:00.276776091</meta:print-date>
    <meta:document-statistic meta:table-count="0" meta:image-count="0" meta:object-count="0" meta:page-count="1" meta:paragraph-count="4" meta:word-count="86" meta:character-count="568" meta:non-whitespace-character-count="486"/>
  </office:meta>
</office:document-meta>
</file>